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P1" style:family="paragraph" style:parent-style-name="Standard">
      <style:text-properties officeooo:rsid="001529c3" officeooo:paragraph-rsid="001529c3"/>
    </style:style>
    <style:style style:name="P2" style:family="paragraph" style:parent-style-name="Standard" style:list-style-name="L1">
      <style:text-properties officeooo:rsid="001529c3" officeooo:paragraph-rsid="001529c3"/>
    </style:style>
    <style:style style:name="P3" style:family="paragraph" style:parent-style-name="Standard" style:list-style-name="L1">
      <style:text-properties officeooo:rsid="001529c3" officeooo:paragraph-rsid="001bde5f"/>
    </style:style>
    <style:style style:name="P4" style:family="paragraph" style:parent-style-name="Standard">
      <style:text-properties officeooo:rsid="0016ede8" officeooo:paragraph-rsid="0016ede8"/>
    </style:style>
    <style:style style:name="P5" style:family="paragraph" style:parent-style-name="Standard" style:list-style-name="L2">
      <style:text-properties officeooo:rsid="0016ede8" officeooo:paragraph-rsid="0016ede8"/>
    </style:style>
    <style:style style:name="P6" style:family="paragraph" style:parent-style-name="Standard" style:list-style-name="L3">
      <style:text-properties officeooo:rsid="0016ede8" officeooo:paragraph-rsid="0016ede8"/>
    </style:style>
    <style:style style:name="P7" style:family="paragraph" style:parent-style-name="Standard" style:list-style-name="L3">
      <style:text-properties officeooo:rsid="001803ad" officeooo:paragraph-rsid="001803ad"/>
    </style:style>
    <style:style style:name="P8" style:family="paragraph" style:parent-style-name="Standard" style:list-style-name="L3">
      <style:text-properties officeooo:rsid="001bde5f" officeooo:paragraph-rsid="001bde5f"/>
    </style:style>
    <style:style style:name="T1" style:family="text">
      <style:text-properties officeooo:rsid="0016ede8"/>
    </style:style>
    <style:style style:name="T2" style:family="text">
      <style:text-properties officeooo:rsid="001803ad"/>
    </style:style>
    <style:style style:name="T3" style:family="text">
      <style:text-properties officeooo:rsid="001a01f8"/>
    </style:style>
    <style:style style:name="T4" style:family="text">
      <style:text-properties officeooo:rsid="001bde5f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EP</text:p>
      <text:p text:style-name="P1"/>
      <text:p text:style-name="P1">History of meetings</text:p>
      <text:p text:style-name="P1">July: first</text:p>
      <text:p text:style-name="P1">September: Privacy (differential privacy)</text:p>
      <text:p text:style-name="P1">November: Program evaluation</text:p>
      <text:p text:style-name="P1">December: Understanding data access management</text:p>
      <text:p text:style-name="P1">January: International models</text:p>
      <text:p text:style-name="P1">February: Privacy again, data security (focus on data warehouse)</text:p>
      <text:p text:style-name="P1"/>
      <text:p text:style-name="P1">Open session:</text:p>
      <text:list xml:id="list4918713322555469005" text:style-name="L1">
        <text:list-item>
          <text:p text:style-name="P2">Alexandra: legal standards <text:span text:style-name="T4">(10+15)</text:span></text:p>
        </text:list-item>
        <text:list-item>
          <text:p text:style-name="P2">Technological panels</text:p>
          <text:list>
            <text:list-item>
              <text:p text:style-name="P2">Me, Danny Goroff <text:span text:style-name="T4">(2x10 + 25)</text:span></text:p>
            </text:list-item>
            <text:list-item>
              <text:p text:style-name="P3">Jerry Reiter, Brad <text:span text:style-name="T1">Malin (SMC) (2x10 + 25)</text:span></text:p>
            </text:list-item>
          </text:list>
        </text:list-item>
      </text:list>
      <text:p text:style-name="P4"/>
      <text:p text:style-name="P4">Data manipulation paradigm</text:p>
      <text:list xml:id="list3205620939128911337" text:style-name="L2">
        <text:list-item>
          <text:p text:style-name="P5">when is data modified</text:p>
        </text:list-item>
      </text:list>
      <text:p text:style-name="P4"/>
      <text:p text:style-name="P4">My role:</text:p>
      <text:list xml:id="list8070297597128835392" text:style-name="L3">
        <text:list-item>
          <text:p text:style-name="P6"><text:span text:style-name="T2">focus on the access mechanism</text:span></text:p>
        </text:list-item>
        <text:list-item>
          <text:p text:style-name="P7">virtual data enclaves <text:span text:style-name="T3">vs. physical access mechanisms (tiers of access) emphasize the context</text:span></text:p>
        </text:list-item>
        <text:list-item>
          <text:p text:style-name="P8">slides re: penalties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ars Vilhuber</meta:initial-creator>
    <meta:creation-date>2017-02-16T15:16:08.715697425</meta:creation-date>
    <dc:date>2017-02-16T15:54:44.127023276</dc:date>
    <dc:creator>Lars Vilhuber</dc:creator>
    <meta:editing-duration>PT12M14S</meta:editing-duration>
    <meta:editing-cycles>1</meta:editing-cycles>
    <meta:document-statistic meta:table-count="0" meta:image-count="0" meta:object-count="0" meta:page-count="1" meta:paragraph-count="19" meta:word-count="90" meta:character-count="582" meta:non-whitespace-character-count="519"/>
    <meta:generator>LibreOffice/5.0.6.3$Linux_X86_64 LibreOffice_project/00m0$Build-3</meta:generator>
  </office:meta>
</office:document-meta>
</file>